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Heading_20_1" style:master-page-name="MP0">
      <style:paragraph-properties style:page-number="auto" fo:break-before="page"/>
      <style:text-properties officeooo:rsid="0036a6d5" officeooo:paragraph-rsid="0036a6d5"/>
    </style:style>
    <style:style style:name="P4" style:family="paragraph" style:parent-style-name="Standard">
      <style:paragraph-properties fo:margin-top="0cm" fo:margin-bottom="0.499cm" loext:contextual-spacing="false" fo:line-height="150%" style:writing-mode="lr-tb"/>
    </style:style>
    <style:style style:name="P5" style:family="paragraph" style:parent-style-name="Standard">
      <style:paragraph-properties fo:margin-top="0cm" fo:margin-bottom="0.499cm" loext:contextual-spacing="false" fo:line-height="150%" style:writing-mode="lr-tb"/>
      <style:text-properties officeooo:rsid="0036a6d5" officeooo:paragraph-rsid="0036a6d5"/>
    </style:style>
    <style:style style:name="P6"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6a6d5" style:font-size-asian="13pt" style:font-style-asian="italic" style:font-weight-asian="bold" style:font-size-complex="13pt" style:font-style-complex="italic" style:font-weight-complex="bold"/>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officeooo:rsid="00328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n the True Length of Arms</text:h>
      <text:p text:style-name="Normal"/>
      <text:p text:style-name="P5">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5">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records had gone up in a flash fire in WiM 814.</text:p>
      <text:p text:style-name="P5">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housand-year period, making the Rhubent Arm an increasingly meaningless unit of measurement. </text:p>
      <text:p text:style-name="P5">Although many wizards came forth at once to hotly contest the insinuation they had become smaller than their predecessors of yore,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5">Of course, all the measurements on record pertaining to the man were naturally given in his own units - his right Arm was, of course, exactly 1 Rhubent Arm long, and his left 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5"/>
      <text:p text:style-name="P5"><text:soft-page-break/>Each generation, more wizards became astute to this observation, but it wasn’t until Crumpt’s paper lit the match beneath the political firestorm that was the Elder Steering Committee for the Redefinition of the Arm – which met almost weekly from WoM 213 to WoM 219, that the old Arm was retired, and another contest launched to find a new one. </text:p>
      <text:p text:style-name="P5">This calibration arm was finally found in 222, attached to Bettanie Estherflutters, a Witch from Turnip Patch (when it was still called that), who officially registered as a Hedge Wizard in 212, and then spent the better part of the next decade magically transforming her own form to attain compellingly average measurements, with stunning success, if such a thing can be said.</text:p>
      <text:p text:style-name="P5">Interestingly, the Knuckle, Nose and Whisker had not changed much in that time, according to Crumpt’s calculations, so while the Arm is now Bettanie’s (still alive as of this writing, and therefore permitted to keep her actual arm until that circumstance changes), the other measurements are still attributed to Rhubent.</text:p>
      <text:p text:style-name="P5">Once the Arm became re-calibrated, one can imagine the legwork involved, given how many books, scrolls, tablets and glyphs bearing Arm-based measurements required updating. Given the Estherflutter Arm was approximately 2/3rds the length of The Beige’s Arm, every written and spoken measurement suddenly felt larger, to that generation still accustomed to the old unit. Archways that used to be four Arms high were now six Arms high, even though that had not observably changed size. </text:p>
      <text:p text:style-name="P5">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well, the tunnels through it anyhow- the Mountain’s own dedications and intentions are another matter entirely) to the pursuit of magical thinking. That is what was going on, and still is.</text:p>
      <text:p text:style-name="P5">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5"/>
      <text:p text:style-name="P5"><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that there was practically no point in the Kingdom one could view the peaks with the naked eye, except from the top of one peak, looking at the other – re-scribing books and scrolls from lonely rooms, from first light to evening.</text:p>
      <text:p text:style-name="P5">The Booknyrds had the much, much harder task of locating, cataloguing, repairing, un-shelving, and re-shelving each book as it was put through this process. The dust clouds produced by this mass-moving of materials alone nearly killed one fellow cursed with famously weak lungs, and required a three-fold cleaning staff increase for the better part of a year. Much of the dust eventually collected somewhere below the eighth level, where odd, downwardly flowing air currents would often claim scraps of discarded paper, airborne particles, and the occasional unwary insect, drawing them into whatever awaited for them below.</text:p>
      <text:p text:style-name="P5">The Rescribing of the Arm,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hese materials were caught somewhere between un-shelving and re-shelving, and you can imagine what kind of a clutter that ended up being.</text:p>
      <text:p text:style-name="P5">I will not at this time go into the whole business that was the Great Paraphrasing Movement, among some of the most opinionated of the Rescribes, except to say that a number of works not only ended up with second editions containing updated measurements, but entirely new prefaces, editor’s notes, miscellaneous errata, and in some cases, partial structural rewrites. </text:p>
      <text:p text:style-name="P5">This is about the time the first Booknyrd got the idea to go on strike.</text:p>
      <text:p text:style-name="P6">-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1T15:36:25.468000000</dc:date>
    <meta:editing-cycles>18</meta:editing-cycles>
    <meta:editing-duration>PT1H48M44S</meta:editing-duration>
    <meta:document-statistic meta:table-count="0" meta:image-count="0" meta:object-count="0" meta:page-count="3" meta:paragraph-count="20" meta:word-count="1159" meta:character-count="7112" meta:non-whitespace-character-count="5961"/>
    <meta:template xlink:type="simple" xlink:actuate="onRequest" xlink:title="" xlink:href="Normal"/>
  </office:meta>
</office:document-meta>
</file>